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58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2.22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1.411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1.378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0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4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46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8cm" svg:height="1.657cm" svg:x="1.057cm" svg:y="1.074cm">
          <draw:text-box>
            <text:p>for ch in “abc”:</text:p>
            <text:p><text:s text:c="4"/>print(2*ch)</text:p>
          </draw:text-box>
        </draw:frame>
        <draw:frame draw:style-name="gr2" draw:text-style-name="P3" draw:layer="layout" svg:width="2.775cm" svg:height="1.707cm" svg:x="6.607cm" svg:y="1.218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5.998cm" svg:y="1.241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03cm" svg:y="5.933cm">
          <draw:text-box>
            <text:p text:style-name="P2">loop</text:p>
            <text:p text:style-name="P2">body</text:p>
          </draw:text-box>
        </draw:frame>
        <draw:line draw:style-name="gr5" draw:text-style-name="P4" draw:layer="layout" svg:x1="8.194cm" svg:y1="3.155cm" svg:x2="10.823cm" svg:y2="5.897cm">
          <text:p text:style-name="P2"/>
        </draw:line>
        <draw:line draw:style-name="gr5" draw:text-style-name="P4" draw:layer="layout" svg:x1="13.431cm" svg:y1="6.055cm" svg:x2="16.353cm" svg:y2="3.38cm">
          <text:p text:style-name="P2"/>
        </draw:line>
        <draw:line draw:style-name="gr5" draw:text-style-name="P4" draw:layer="layout" svg:x1="9.587cm" svg:y1="2.076cm" svg:x2="15.769cm" svg:y2="2.076cm">
          <text:p text:style-name="P2">takes each value</text:p>
          <text:p text:style-name="P2">in order</text:p>
        </draw:line>
        <draw:line draw:style-name="gr6" draw:text-style-name="P4" draw:layer="layout" svg:x1="10.693cm" svg:y1="7.66cm" svg:x2="6.787cm" svg:y2="3.557cm">
          <text:p/>
        </draw:line>
        <draw:frame draw:style-name="gr7" draw:text-style-name="P1" draw:layer="layout" svg:width="2.585cm" svg:height="2.36cm" svg:x="6.57cm" svg:y="5.521cm">
          <draw:text-box>
            <text:p>usually</text:p>
            <text:p>doesn't</text:p>
            <text:p>change</text:p>
          </draw:text-box>
        </draw:frame>
        <draw:line draw:style-name="gr6" draw:text-style-name="P4" draw:layer="layout" svg:x1="14.032cm" svg:y1="7.595cm" svg:x2="18.004cm" svg:y2="3.579cm">
          <text:p/>
        </draw:line>
        <draw:frame draw:style-name="gr7" draw:text-style-name="P1" draw:layer="layout" svg:width="2.585cm" svg:height="2.36cm" svg:x="16.064cm" svg:y="5.259cm">
          <draw:text-box>
            <text:p>usually</text:p>
            <text:p>doesn't</text:p>
            <text:p>change</text:p>
          </draw:text-box>
        </draw:frame>
        <draw:frame draw:style-name="gr8" draw:text-style-name="P6" draw:layer="layout" svg:width="2.902cm" svg:height="2.36cm" svg:x="9.145cm" svg:y="3.273cm">
          <draw:text-box>
            <text:p text:style-name="P5">changes</text:p>
            <text:p text:style-name="P5">each </text:p>
            <text:p text:style-name="P5">time</text:p>
          </draw:text-box>
        </draw:frame>
        <draw:frame draw:style-name="gr9" draw:text-style-name="P1" draw:layer="layout" svg:width="2.966cm" svg:height="2.36cm" svg:x="12.654cm" svg:y="3.034cm">
          <draw:text-box>
            <text:p><text:s text:c="7"/>runs</text:p>
            <text:p><text:s text:c="5"/>for</text:p>
            <text:p>ea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6:35:59.842096000</meta:creation-date>
    <dc:date>2015-10-18T16:57:39.972689000</dc:date>
    <meta:editing-duration>PT11M50S</meta:editing-duration>
    <meta:editing-cycles>4</meta:editing-cycles>
    <meta:generator>LibreOffice/4.4.2.2$MacOSX_X86_64 LibreOffice_project/c4c7d32d0d49397cad38d62472b0bc8acff48dd6</meta:generator>
    <meta:document-statistic meta:object-count="13"/>
  </office:meta>
</office:document-meta>
</file>